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214c90"/>
    </style:style>
    <style:style style:name="P3" style:family="paragraph" style:parent-style-name="Table_20_Contents">
      <style:text-properties officeooo:rsid="001efd2f"/>
    </style:style>
    <style:style style:name="P4" style:family="paragraph" style:parent-style-name="Table_20_Contents">
      <style:text-properties officeooo:rsid="002493a0" officeooo:paragraph-rsid="002493a0"/>
    </style:style>
    <style:style style:name="P5" style:family="paragraph" style:parent-style-name="Table_20_Contents">
      <style:text-properties officeooo:rsid="0022f8a3" officeooo:paragraph-rsid="00264382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able_20_Contents">
      <style:paragraph-properties fo:margin-left="1.251cm" fo:margin-right="0cm" fo:text-indent="0cm" style:auto-text-indent="false"/>
    </style:style>
    <style:style style:name="P9" style:family="paragraph" style:parent-style-name="Standard" style:list-style-name="L3"/>
    <style:style style:name="P10" style:family="paragraph" style:parent-style-name="Standard" style:list-style-name="L3">
      <style:text-properties officeooo:rsid="001efd2f" officeooo:paragraph-rsid="001efd2f"/>
    </style:style>
    <style:style style:name="P11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1fb3ab" officeooo:paragraph-rsid="001fb3ab" style:font-size-asian="12pt" style:font-size-complex="12pt"/>
    </style:style>
    <style:style style:name="P12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13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2493a0" officeooo:paragraph-rsid="002493a0" style:font-size-asian="12pt" style:font-size-complex="12pt"/>
    </style:style>
    <style:style style:name="P14" style:family="paragraph" style:parent-style-name="Table_20_Contents" style:list-style-name="L1">
      <style:text-properties officeooo:paragraph-rsid="001efd2f"/>
    </style:style>
    <style:style style:name="P15" style:family="paragraph" style:parent-style-name="Table_20_Contents" style:list-style-name="L1">
      <style:text-properties officeooo:rsid="001efd2f" officeooo:paragraph-rsid="001efd2f"/>
    </style:style>
    <style:style style:name="P16" style:family="paragraph" style:parent-style-name="Table_20_Contents" style:list-style-name="L1">
      <style:text-properties officeooo:rsid="001fb3ab" officeooo:paragraph-rsid="001fb3ab"/>
    </style:style>
    <style:style style:name="P17" style:family="paragraph" style:parent-style-name="Table_20_Contents" style:list-style-name="L1">
      <style:text-properties officeooo:rsid="001fb3ab" officeooo:paragraph-rsid="00280eb8"/>
    </style:style>
    <style:style style:name="P18" style:family="paragraph" style:parent-style-name="Table_20_Contents">
      <style:text-properties officeooo:rsid="001fb3ab" officeooo:paragraph-rsid="00273eb5"/>
    </style:style>
    <style:style style:name="P19" style:family="paragraph" style:parent-style-name="Table_20_Contents" style:list-style-name="L1">
      <style:paragraph-properties fo:margin-left="0cm" fo:margin-right="0cm" fo:text-indent="0cm" style:auto-text-indent="false"/>
      <style:text-properties officeooo:rsid="001fb3ab" officeooo:paragraph-rsid="001fb3ab"/>
    </style:style>
    <style:style style:name="P20" style:family="paragraph" style:parent-style-name="Table_20_Contents">
      <style:paragraph-properties fo:margin-left="1.251cm" fo:margin-right="0cm" fo:text-indent="0cm" style:auto-text-indent="false"/>
      <style:text-properties officeooo:rsid="00279d2e" officeooo:paragraph-rsid="00273eb5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1fe81d"/>
    </style:style>
    <style:style style:name="T5" style:family="text">
      <style:text-properties officeooo:rsid="00213257"/>
    </style:style>
    <style:style style:name="T6" style:family="text">
      <style:text-properties officeooo:rsid="0023f18d"/>
    </style:style>
    <style:style style:name="T7" style:family="text">
      <style:text-properties officeooo:rsid="002493a0"/>
    </style:style>
    <style:style style:name="T8" style:family="text">
      <style:text-properties officeooo:rsid="00264382"/>
    </style:style>
    <style:style style:name="T9" style:family="text">
      <style:text-properties officeooo:rsid="00273eb5"/>
    </style:style>
    <style:style style:name="T10" style:family="text">
      <style:text-properties officeooo:rsid="00279d2e"/>
    </style:style>
    <style:style style:name="T11" style:family="text">
      <style:text-properties officeooo:rsid="00280e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Ricerca avanzata del personale asilo da <text:span text:style-name="T9">personale asil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8"><text:span text:style-name="T9">Personale asil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<text:span text:style-name="T10">L'utente della categoria personale asilo</text:span><text:span text:style-name="T3"> </text:span>accede al sistema e viene <text:span text:style-name="T2">autenticato </text:span><text:span text:style-name="T3">come amministr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Standard">1. <text:span text:style-name="T10">L'utente della categoria personale asilo</text:span><text:span text:style-name="T1"> a</text:span>ccede alla sezione per la <text:span text:style-name="T2">ricerca avanzata </text:span><text:span text:style-name="T8">del personale dell'asilo.</text:span></text:p>
            <text:p text:style-name="Standard"><text:span text:style-name="T8"/></text:p>
            <text:p text:style-name="P20"><text:span text:style-name="T9">2.</text:span><text:span text:style-name="T8">Il sistema visualizza la sezione per la ricerca avanzata.</text:span></text:p>
            <text:p text:style-name="P3"/>
            <text:p text:style-name="Standard"><text:span text:style-name="T9">3</text:span>. <text:span text:style-name="T10">L'utente della categoria personale asilo</text:span><text:span text:style-name="T1"> <text:s/>i</text:span>nserisce, <text:span text:style-name="T2">anche parzialmente, un valore in uno o più dei campi del modulo:</text:span></text:p>
            <text:list xml:id="list40374611" text:style-name="L1">
              <text:list-item>
                <text:p text:style-name="P15">Nome </text:p>
              </text:list-item>
              <text:list-item>
                <text:p text:style-name="P15">Cognome </text:p>
              </text:list-item>
              <text:list-item>
                <text:p text:style-name="P14"><text:span text:style-name="T2">Codice Fiscale </text:span><text:span text:style-name="T3"><text:s/></text:span></text:p>
              </text:list-item>
              <text:list-item>
                <text:p text:style-name="P17"><text:span text:style-name="T11">Domicilio</text:span></text:p>
              </text:list-item>
              <text:list-item>
                <text:p text:style-name="P17"><text:span text:style-name="T11">Residenza</text:span></text:p>
              </text:list-item>
              <text:list-item>
                <text:p text:style-name="P16">e/o selezionare la categoria di <text:span text:style-name="T7">utente </text:span>dalla lista:</text:p>
              </text:list-item>
              <text:list-item>
                <text:p text:style-name="P11">Personale docente </text:p>
              </text:list-item>
            </text:list>
            <text:list xml:id="list40349722" text:style-name="L2">
              <text:list-item>
                <text:p text:style-name="P12">Personale tecnico-amministrativo di ruolo</text:p>
              </text:list-item>
              <text:list-item>
                <text:p text:style-name="P13">Altro tipo di personale</text:p>
              </text:list-item>
            </text:list>
            <text:list xml:id="list40501404" text:continue-list="list40374611" text:style-name="L1">
              <text:list-header>
                <text:p text:style-name="P19"/>
              </text:list-header>
            </text:list>
            <text:p text:style-name="Standard"><text:span text:style-name="T9">4</text:span><text:span text:style-name="T3">.</text:span><text:span text:style-name="T10">L'utente della categoria personale asilo</text:span><text:span text:style-name="T1"> s</text:span>ottomette al sistema il valore inserito.</text:p>
            <text:p text:style-name="P2"/>
            <text:p text:style-name="P8"><text:span text:style-name="T9">5</text:span>. Il sistema mostra i risultati della ricerca.</text:p>
            <text:p text:style-name="P8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I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371232" text:style-name="L3">
              <text:list-item>
                <text:p text:style-name="P9"><text:span text:style-name="T2">I parametri inseriti </text:span><text:span text:style-name="T9">dall</text:span><text:span text:style-name="T10">'utente della categoria personale asilo</text:span><text:span text:style-name="T2"> non sono validi, il sistema ripropone all'utente la pagina di ricerca avanzata con un messaggio d'errore. </text:span></text:p>
              </text:list-item>
              <text:list-item>
                <text:p text:style-name="P10">La ricerca non produce risultati, il sistema ripropone all'utente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Standard"><text:span text:style-name="T10">L'utente della categoria personale asilo</text:span> deve poter ricercare un <text:span text:style-name="T7">elemento del personale, iscritto</text:span> <text:span text:style-name="T6">a</text:span><text:span text:style-name="T5">l sistema, </text:span>in meno di <text:span text:style-name="T2">10</text:span> secondi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T9M56S</meta:editing-duration>
    <meta:editing-cycles>12</meta:editing-cycles>
    <meta:generator>LibreOffice/3.6$Windows_x86 LibreOffice_project/da8c1e6-fd468f4-454e206-f42a4a9-143cfd</meta:generator>
    <dc:date>2012-10-21T20:36:38.44</dc:date>
    <meta:document-statistic meta:table-count="1" meta:image-count="0" meta:object-count="0" meta:page-count="1" meta:paragraph-count="30" meta:word-count="213" meta:character-count="1416" meta:non-whitespace-character-count="1236"/>
  </office:meta>
</office:document-meta>
</file>